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3.532cm"/>
    </style:style>
    <style:style style:name="gr2" style:family="graphic" style:parent-style-name="standard">
      <style:graphic-properties draw:textarea-horizontal-align="justify" draw:textarea-vertical-align="middle" draw:auto-grow-height="false" fo:min-height="2.014cm" fo:min-width="5.534cm"/>
    </style:style>
    <style:style style:name="gr3" style:family="graphic" style:parent-style-name="standard">
      <style:graphic-properties draw:textarea-horizontal-align="justify" draw:textarea-vertical-align="middle" draw:auto-grow-height="false" fo:min-height="1.73cm" fo:min-width="4.098cm"/>
    </style:style>
    <style:style style:name="gr4" style:family="graphic" style:parent-style-name="standard">
      <style:graphic-properties draw:textarea-horizontal-align="justify" draw:textarea-vertical-align="middle" draw:auto-grow-height="false" fo:min-height="1.93cm" fo:min-width="4.94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7cm" svg:height="2.7cm" svg:x="1.5cm" svg:y="1.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2cm" svg:height="2.7cm" svg:x="7.8cm" svg:y="4.4cm">
          <text:p text:style-name="P1">input a, b </text:p>
          <draw:enhanced-geometry svg:viewBox="0 0 21600 21600" draw:glue-points="?f6 0 10800 ?f8 ?f11 10800 ?f9 21600 10800 ?f10 ?f5 10800" draw:text-areas="?f3 ?f3 ?f4 ?f4" draw:type="parallelogram" draw:modifiers="9115.7339258436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4" draw:id="id4" draw:layer="layout" svg:width="6.5cm" svg:height="2.8cm" svg:x="4.1cm" svg:y="18.2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6.5cm" svg:height="2.6cm" svg:x="11.4cm" svg:y="13.2cm">
          <text:p text:style-name="P1">output x </text:p>
          <draw:enhanced-geometry svg:viewBox="0 0 21600 21600" draw:glue-points="?f6 0 10800 ?f8 ?f11 10800 ?f9 21600 10800 ?f10 ?f5 10800" draw:text-areas="?f3 ?f3 ?f4 ?f4" draw:type="parallelogram" draw:modifiers="5199.8154130133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4.35cm" svg:y1="4.5cm" svg:x2="7.8cm" svg:y2="5.75cm" draw:start-shape="id1" draw:start-glue-point="8" draw:end-shape="id2" svg:d="M4350 4500l3450 1250" svg:viewBox="0 0 3451 1251">
          <text:p/>
        </draw:connector>
        <draw:connector draw:style-name="gr5" draw:text-style-name="P2" draw:layer="layout" draw:type="line" svg:x1="13.867cm" svg:y1="15.8cm" svg:x2="10.6cm" svg:y2="19.6cm" draw:start-shape="id3" draw:start-glue-point="7" draw:end-shape="id4" svg:d="M13867 15800l-3267 3800" svg:viewBox="0 0 3268 3801">
          <text:p/>
        </draw:connector>
        <draw:custom-shape draw:style-name="gr2" draw:text-style-name="P1" xml:id="id5" draw:id="id5" draw:layer="layout" svg:width="7.2cm" svg:height="2.7cm" svg:x="5.9cm" svg:y="9.2cm">
          <text:p text:style-name="P1">x=a+b 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1.4cm" svg:y1="7.1cm" svg:x2="9.5cm" svg:y2="9.2cm" draw:start-shape="id2" draw:end-shape="id5" svg:d="M11400 7100l-1900 2100" svg:viewBox="0 0 1901 2101">
          <text:p/>
        </draw:connector>
        <draw:connector draw:style-name="gr5" draw:text-style-name="P2" draw:layer="layout" draw:type="line" svg:x1="13.1cm" svg:y1="10.55cm" svg:x2="14.65cm" svg:y2="13.2cm" draw:start-shape="id5" draw:end-shape="id3" svg:d="M13100 10550l1550 2650" svg:viewBox="0 0 1551 2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22:12.906247665</meta:creation-date>
    <dc:date>2019-09-12T11:34:42.527978901</dc:date>
    <meta:editing-duration>PT12M27S</meta:editing-duration>
    <meta:editing-cycles>6</meta:editing-cycles>
    <meta:generator>LibreOffice/6.0.7.3$Linux_X86_64 LibreOffice_project/00m0$Build-3</meta:generator>
    <meta:document-statistic meta:object-count="9"/>
  </office:meta>
</office:document-meta>
</file>